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974cm" svg:y="10.036cm">
            <draw:object draw:notify-on-update-of-ranges="Sheet1.A2:Sheet1.A7 Sheet1.G1:Sheet1.G1 Sheet1.G2:Sheet1.G7 Sheet1.A2:Sheet1.A7 Sheet1.N1:Sheet1.N1 Sheet1.N2:Sheet1.N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R(m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x</text:p>
          </table:table-cell>
          <table:table-cell table:style-name="ce1" office:value-type="string" calcext:value-type="string">
            <text:p>f’x</text:p>
          </table:table-cell>
          <table:table-cell table:style-name="ce1" office:value-type="string" calcext:value-type="string">
            <text:p>f’’x</text:p>
          </table:table-cell>
          <table:table-cell table:style-name="ce1" office:value-type="string" calcext:value-type="string">
            <text:p>e% NR(m)</text:p>
          </table:table-cell>
          <table:table-cell/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x</text:p>
          </table:table-cell>
          <table:table-cell table:style-name="ce1" office:value-type="string" calcext:value-type="string">
            <text:p>f’x</text:p>
          </table:table-cell>
          <table:table-cell table:style-name="ce1" office:value-type="string" calcext:value-type="string">
            <text:p>f’’x</text:p>
          </table:table-cell>
          <table:table-cell table:style-name="ce1" office:value-type="string" calcext:value-type="string">
            <text:p>e% N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formula="of:=[.C2]^4-5*[.C2]^2+4" office:value-type="float" office:value="3.999995000001" calcext:value-type="float">
            <text:p>3,999995000001</text:p>
          </table:table-cell>
          <table:table-cell table:formula="of:=4*[.C2]^3-10*[.C2]" office:value-type="float" office:value="-0.009999996" calcext:value-type="float">
            <text:p>-0,009999996</text:p>
          </table:table-cell>
          <table:table-cell table:formula="of:=12*[.C2]-10" office:value-type="float" office:value="-9.988" calcext:value-type="float">
            <text:p>-9,988</text:p>
          </table:table-cell>
          <table:table-cell table:formula="of:=100*ABS(([.A$30]-[.C2])/[.A$30])" office:value-type="float" office:value="99.9" calcext:value-type="float">
            <text:p>99,9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table:formula="of:=[.J2]^4-5*[.J2]^2+4" office:value-type="float" office:value="3.999995000001" calcext:value-type="float">
            <text:p>3,999995000001</text:p>
          </table:table-cell>
          <table:table-cell table:formula="of:=4*[.J2]^3-10*[.J2]" office:value-type="float" office:value="-0.009999996" calcext:value-type="float">
            <text:p>-0,009999996</text:p>
          </table:table-cell>
          <table:table-cell table:formula="of:=12*[.J2]-10" office:value-type="float" office:value="-9.988" calcext:value-type="float">
            <text:p>-9,988</text:p>
          </table:table-cell>
          <table:table-cell table:formula="of:=100*ABS(([.A$30]-[.J2])/[.A$30])" office:value-type="float" office:value="99.9" calcext:value-type="float">
            <text:p>99,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-(([.D2]+0.001)*[.E2])/([.E2]^2-([.D2]*[.F2]))" office:value-type="float" office:value="0.00200144883519152" calcext:value-type="float">
            <text:p>0,00200144883519152</text:p>
          </table:table-cell>
          <table:table-cell table:formula="of:=[.B3]" office:value-type="float" office:value="0.00200144883519152" calcext:value-type="float">
            <text:p>0,00200144883519152</text:p>
          </table:table-cell>
          <table:table-cell table:formula="of:=[.C3]^4-5*[.C3]^2+4" office:value-type="float" office:value="3.99997997102885" calcext:value-type="float">
            <text:p>3,99997997102885</text:p>
          </table:table-cell>
          <table:table-cell table:formula="of:=4*[.C3]^3-10*[.C3]" office:value-type="float" office:value="-0.0200144562823207" calcext:value-type="float">
            <text:p>-0,0200144562823207</text:p>
          </table:table-cell>
          <table:table-cell table:formula="of:=12*[.C3]-10" office:value-type="float" office:value="-9.9759826139777" calcext:value-type="float">
            <text:p>-9,9759826139777</text:p>
          </table:table-cell>
          <table:table-cell table:formula="of:=100*ABS(([.A$30]-[.C3])/[.A$30])" office:value-type="float" office:value="99.7998551164809" calcext:value-type="float">
            <text:p>99,80</text:p>
          </table:table-cell>
          <table:table-cell/>
          <table:table-cell table:formula="of:=[.J2]-([.K2]/([.L2]+0.001))" office:value-type="float" office:value="444.445086419705" calcext:value-type="float">
            <text:p>444,445086419705</text:p>
          </table:table-cell>
          <table:table-cell table:formula="of:=[.I3]" office:value-type="float" office:value="444.445086419705" calcext:value-type="float">
            <text:p>444,445086419705</text:p>
          </table:table-cell>
          <table:table-cell table:formula="of:=[.J3]^4-5*[.J3]^2+4" office:value-type="float" office:value="39017680097.8097" calcext:value-type="float">
            <text:p>39017680097,8097</text:p>
          </table:table-cell>
          <table:table-cell table:formula="of:=4*[.J3]^3-10*[.J3]" office:value-type="float" office:value="351163058.066081" calcext:value-type="float">
            <text:p>351163058,066081</text:p>
          </table:table-cell>
          <table:table-cell table:formula="of:=12*[.J3]-10" office:value-type="float" office:value="5323.34103703646" calcext:value-type="float">
            <text:p>5323,34103703646</text:p>
          </table:table-cell>
          <table:table-cell table:formula="of:=100*ABS(([.A$30]-[.J3])/[.A$30])" office:value-type="float" office:value="44344.5086419705" calcext:value-type="float">
            <text:p>44344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-(([.D3]+0.001)*[.E3])/([.E3]^2-([.D3]*[.F3]))" office:value-type="float" office:value="0.00400819440906879" calcext:value-type="float">
            <text:p>0,00400819440906879</text:p>
          </table:table-cell>
          <table:table-cell table:formula="of:=[.B4]" office:value-type="float" office:value="0.00400819440906879" calcext:value-type="float">
            <text:p>0,00400819440906879</text:p>
          </table:table-cell>
          <table:table-cell table:formula="of:=[.C4]^4-5*[.C4]^2+4" office:value-type="float" office:value="3.999919672146" calcext:value-type="float">
            <text:p>3,999919672146</text:p>
          </table:table-cell>
          <table:table-cell table:formula="of:=4*[.C4]^3-10*[.C4]" office:value-type="float" office:value="-0.040081686514136" calcext:value-type="float">
            <text:p>-0,040081686514136</text:p>
          </table:table-cell>
          <table:table-cell table:formula="of:=12*[.C4]-10" office:value-type="float" office:value="-9.95190166709118" calcext:value-type="float">
            <text:p>-9,95190166709118</text:p>
          </table:table-cell>
          <table:table-cell table:formula="of:=100*ABS(([.A$30]-[.C4])/[.A$30])" office:value-type="float" office:value="99.5991805590931" calcext:value-type="float">
            <text:p>99,60</text:p>
          </table:table-cell>
          <table:table-cell/>
          <table:table-cell table:formula="of:=[.J3]-([.K3]/([.L3]+0.001))" office:value-type="float" office:value="333.335221069471" calcext:value-type="float">
            <text:p>333,335221069471</text:p>
          </table:table-cell>
          <table:table-cell table:formula="of:=[.I4]" office:value-type="float" office:value="333.335221069471" calcext:value-type="float">
            <text:p>333,335221069471</text:p>
          </table:table-cell>
          <table:table-cell table:formula="of:=[.J4]^4-5*[.J4]^2+4" office:value-type="float" office:value="12345403121.4864" calcext:value-type="float">
            <text:p>12345403121,4864</text:p>
          </table:table-cell>
          <table:table-cell table:formula="of:=4*[.J4]^3-10*[.J4]" office:value-type="float" office:value="148147331.791709" calcext:value-type="float">
            <text:p>148147331,791709</text:p>
          </table:table-cell>
          <table:table-cell table:formula="of:=12*[.J4]-10" office:value-type="float" office:value="3990.02265283366" calcext:value-type="float">
            <text:p>3990,02265283366</text:p>
          </table:table-cell>
          <table:table-cell table:formula="of:=100*ABS(([.A$30]-[.J4])/[.A$30])" office:value-type="float" office:value="33233.5221069471" calcext:value-type="float">
            <text:p>33233,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-(([.D4]+0.001)*[.E4])/([.E4]^2-([.D4]*[.F4]))" office:value-type="float" office:value="0.00803657918452846" calcext:value-type="float">
            <text:p>0,00803657918452846</text:p>
          </table:table-cell>
          <table:table-cell table:formula="of:=[.B5]" office:value-type="float" office:value="0.00803657918452846" calcext:value-type="float">
            <text:p>0,00803657918452846</text:p>
          </table:table-cell>
          <table:table-cell table:formula="of:=[.C5]^4-5*[.C5]^2+4" office:value-type="float" office:value="3.99967707114648" calcext:value-type="float">
            <text:p>3,99967707114648</text:p>
          </table:table-cell>
          <table:table-cell table:formula="of:=4*[.C5]^3-10*[.C5]" office:value-type="float" office:value="-0.0803637156238236" calcext:value-type="float">
            <text:p>-0,0803637156238236</text:p>
          </table:table-cell>
          <table:table-cell table:formula="of:=12*[.C5]-10" office:value-type="float" office:value="-9.90356104978566" calcext:value-type="float">
            <text:p>-9,90356104978566</text:p>
          </table:table-cell>
          <table:table-cell table:formula="of:=100*ABS(([.A$30]-[.C5])/[.A$30])" office:value-type="float" office:value="99.1963420815472" calcext:value-type="float">
            <text:p>99,20</text:p>
          </table:table-cell>
          <table:table-cell/>
          <table:table-cell table:formula="of:=[.J4]-([.K4]/([.L4]+0.001))" office:value-type="float" office:value="250.003290807235" calcext:value-type="float">
            <text:p>250,003290807235</text:p>
          </table:table-cell>
          <table:table-cell table:formula="of:=[.I5]" office:value-type="float" office:value="250.003290807235" calcext:value-type="float">
            <text:p>250,003290807235</text:p>
          </table:table-cell>
          <table:table-cell table:formula="of:=[.J5]^4-5*[.J5]^2+4" office:value-type="float" office:value="3906143175.28618" calcext:value-type="float">
            <text:p>3906143175,28618</text:p>
          </table:table-cell>
          <table:table-cell table:formula="of:=4*[.J5]^3-10*[.J5]" office:value-type="float" office:value="62499968.1050066" calcext:value-type="float">
            <text:p>62499968,1050066</text:p>
          </table:table-cell>
          <table:table-cell table:formula="of:=12*[.J5]-10" office:value-type="float" office:value="2990.03948968682" calcext:value-type="float">
            <text:p>2990,03948968682</text:p>
          </table:table-cell>
          <table:table-cell table:formula="of:=100*ABS(([.A$30]-[.J5])/[.A$30])" office:value-type="float" office:value="24900.3290807235" calcext:value-type="float">
            <text:p>24900,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-(([.D5]+0.001)*[.E5])/([.E5]^2-([.D5]*[.F5]))" office:value-type="float" office:value="0.0161519130370088" calcext:value-type="float">
            <text:p>0,0161519130370088</text:p>
          </table:table-cell>
          <table:table-cell table:formula="of:=[.B6]" office:value-type="float" office:value="0.0161519130370088" calcext:value-type="float">
            <text:p>0,0161519130370088</text:p>
          </table:table-cell>
          <table:table-cell table:formula="of:=[.C6]^4-5*[.C6]^2+4" office:value-type="float" office:value="3.99869564658684" calcext:value-type="float">
            <text:p>3,99869564658684</text:p>
          </table:table-cell>
          <table:table-cell table:formula="of:=4*[.C6]^3-10*[.C6]" office:value-type="float" office:value="-0.161502275248322" calcext:value-type="float">
            <text:p>-0,161502275248322</text:p>
          </table:table-cell>
          <table:table-cell table:formula="of:=12*[.C6]-10" office:value-type="float" office:value="-9.8061770435559" calcext:value-type="float">
            <text:p>-9,8061770435559</text:p>
          </table:table-cell>
          <table:table-cell table:formula="of:=100*ABS(([.A$30]-[.C6])/[.A$30])" office:value-type="float" office:value="98.3848086962991" calcext:value-type="float">
            <text:p>98,38</text:p>
          </table:table-cell>
          <table:table-cell/>
          <table:table-cell table:formula="of:=[.J5]-([.K5]/([.L5]+0.001))" office:value-type="float" office:value="187.504968109519" calcext:value-type="float">
            <text:p>187,504968109519</text:p>
          </table:table-cell>
          <table:table-cell table:formula="of:=[.I6]" office:value-type="float" office:value="187.504968109519" calcext:value-type="float">
            <text:p>187,504968109519</text:p>
          </table:table-cell>
          <table:table-cell table:formula="of:=[.J6]^4-5*[.J6]^2+4" office:value-type="float" office:value="1235917127.77884" calcext:value-type="float">
            <text:p>1235917127,77884</text:p>
          </table:table-cell>
          <table:table-cell table:formula="of:=4*[.J6]^3-10*[.J6]" office:value-type="float" office:value="26367408.4270573" calcext:value-type="float">
            <text:p>26367408,4270573</text:p>
          </table:table-cell>
          <table:table-cell table:formula="of:=12*[.J6]-10" office:value-type="float" office:value="2240.05961731422" calcext:value-type="float">
            <text:p>2240,05961731422</text:p>
          </table:table-cell>
          <table:table-cell table:formula="of:=100*ABS(([.A$30]-[.J6])/[.A$30])" office:value-type="float" office:value="18650.4968109519" calcext:value-type="float">
            <text:p>18650,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-(([.D6]+0.001)*[.E6])/([.E6]^2-([.D6]*[.F6]))" office:value-type="float" office:value="0.0326145242812993" calcext:value-type="float">
            <text:p>0,0326145242812993</text:p>
          </table:table-cell>
          <table:table-cell table:formula="of:=[.B7]" office:value-type="float" office:value="0.0326145242812993" calcext:value-type="float">
            <text:p>0,0326145242812993</text:p>
          </table:table-cell>
          <table:table-cell table:formula="of:=[.C7]^4-5*[.C7]^2+4" office:value-type="float" office:value="3.99468259550252" calcext:value-type="float">
            <text:p>3,99468259550252</text:p>
          </table:table-cell>
          <table:table-cell table:formula="of:=4*[.C7]^3-10*[.C7]" office:value-type="float" office:value="-0.326006473596553" calcext:value-type="float">
            <text:p>-0,326006473596553</text:p>
          </table:table-cell>
          <table:table-cell table:formula="of:=12*[.C7]-10" office:value-type="float" office:value="-9.60862570862441" calcext:value-type="float">
            <text:p>-9,60862570862441</text:p>
          </table:table-cell>
          <table:table-cell table:formula="of:=100*ABS(([.A$30]-[.C7])/[.A$30])" office:value-type="float" office:value="96.7385475718701" calcext:value-type="float">
            <text:p>96,74</text:p>
          </table:table-cell>
          <table:table-cell/>
          <table:table-cell table:formula="of:=[.J6]-([.K6]/([.L6]+0.001))" office:value-type="float" office:value="140.632059414263" calcext:value-type="float">
            <text:p>140,632059414263</text:p>
          </table:table-cell>
          <table:table-cell table:formula="of:=[.I7]" office:value-type="float" office:value="140.632059414263" calcext:value-type="float">
            <text:p>140,632059414263</text:p>
          </table:table-cell>
          <table:table-cell table:formula="of:=[.J7]^4-5*[.J7]^2+4" office:value-type="float" office:value="391045723.908421" calcext:value-type="float">
            <text:p>391045723,908421</text:p>
          </table:table-cell>
          <table:table-cell table:formula="of:=4*[.J7]^3-10*[.J7]" office:value-type="float" office:value="11123926.2221625" calcext:value-type="float">
            <text:p>11123926,2221625</text:p>
          </table:table-cell>
          <table:table-cell table:formula="of:=12*[.J7]-10" office:value-type="float" office:value="1677.58471297116" calcext:value-type="float">
            <text:p>1677,58471297116</text:p>
          </table:table-cell>
          <table:table-cell table:formula="of:=100*ABS(([.A$30]-[.J7])/[.A$30])" office:value-type="float" office:value="13963.2059414263" calcext:value-type="float">
            <text:p>13963,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-(([.D7]+0.001)*[.E7])/([.E7]^2-([.D7]*[.F7]))" office:value-type="float" office:value="0.0664578311250644" calcext:value-type="float">
            <text:p>0,0664578311250644</text:p>
          </table:table-cell>
          <table:table-cell table:formula="of:=[.B8]" office:value-type="float" office:value="0.0664578311250644" calcext:value-type="float">
            <text:p>0,0664578311250644</text:p>
          </table:table-cell>
          <table:table-cell table:formula="of:=[.C8]^4-5*[.C8]^2+4" office:value-type="float" office:value="3.97793629014896" calcext:value-type="float">
            <text:p>3,97793629014896</text:p>
          </table:table-cell>
          <table:table-cell table:formula="of:=4*[.C8]^3-10*[.C8]" office:value-type="float" office:value="-0.663404229107616" calcext:value-type="float">
            <text:p>-0,663404229107616</text:p>
          </table:table-cell>
          <table:table-cell table:formula="of:=12*[.C8]-10" office:value-type="float" office:value="-9.20250602649923" calcext:value-type="float">
            <text:p>-9,20250602649923</text:p>
          </table:table-cell>
          <table:table-cell table:formula="of:=100*ABS(([.A$30]-[.C8])/[.A$30])" office:value-type="float" office:value="93.3542168874936" calcext:value-type="float">
            <text:p>93,35</text:p>
          </table:table-cell>
          <table:table-cell/>
          <table:table-cell table:formula="of:=[.J7]-([.K7]/([.L7]+0.001))" office:value-type="float" office:value="105.478488987467" calcext:value-type="float">
            <text:p>105,478488987467</text:p>
          </table:table-cell>
          <table:table-cell table:formula="of:=[.I8]" office:value-type="float" office:value="105.478488987467" calcext:value-type="float">
            <text:p>105,478488987467</text:p>
          </table:table-cell>
          <table:table-cell table:formula="of:=[.J8]^4-5*[.J8]^2+4" office:value-type="float" office:value="123725834.917749" calcext:value-type="float">
            <text:p>123725834,917749</text:p>
          </table:table-cell>
          <table:table-cell table:formula="of:=4*[.J8]^3-10*[.J8]" office:value-type="float" office:value="4693038.22551158" calcext:value-type="float">
            <text:p>4693038,22551158</text:p>
          </table:table-cell>
          <table:table-cell table:formula="of:=12*[.J8]-10" office:value-type="float" office:value="1255.74186784961" calcext:value-type="float">
            <text:p>1255,74186784961</text:p>
          </table:table-cell>
          <table:table-cell table:formula="of:=100*ABS(([.A$30]-[.J8])/[.A$30])" office:value-type="float" office:value="10447.8488987467" calcext:value-type="float">
            <text:p>10447,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-(([.D8]+0.001)*[.E8])/([.E8]^2-([.D8]*[.F8]))" office:value-type="float" office:value="0.137708860966173" calcext:value-type="float">
            <text:p>0,137708860966173</text:p>
          </table:table-cell>
          <table:table-cell table:formula="of:=[.B9]" office:value-type="float" office:value="0.137708860966173" calcext:value-type="float">
            <text:p>0,137708860966173</text:p>
          </table:table-cell>
          <table:table-cell table:formula="of:=[.C9]^4-5*[.C9]^2+4" office:value-type="float" office:value="3.90554097112725" calcext:value-type="float">
            <text:p>3,90554097112725</text:p>
          </table:table-cell>
          <table:table-cell table:formula="of:=4*[.C9]^3-10*[.C9]" office:value-type="float" office:value="-1.3666427148158" calcext:value-type="float">
            <text:p>-1,3666427148158</text:p>
          </table:table-cell>
          <table:table-cell table:formula="of:=12*[.C9]-10" office:value-type="float" office:value="-8.34749366840592" calcext:value-type="float">
            <text:p>-8,34749366840592</text:p>
          </table:table-cell>
          <table:table-cell table:formula="of:=100*ABS(([.A$30]-[.C9])/[.A$30])" office:value-type="float" office:value="86.2291139033827" calcext:value-type="float">
            <text:p>86,23</text:p>
          </table:table-cell>
          <table:table-cell/>
          <table:table-cell table:formula="of:=[.J8]-([.K8]/([.L8]+0.001))" office:value-type="float" office:value="79.114792604428" calcext:value-type="float">
            <text:p>79,114792604428</text:p>
          </table:table-cell>
          <table:table-cell table:formula="of:=[.I9]" office:value-type="float" office:value="79.114792604428" calcext:value-type="float">
            <text:p>79,114792604428</text:p>
          </table:table-cell>
          <table:table-cell table:formula="of:=[.J9]^4-5*[.J9]^2+4" office:value-type="float" office:value="39145672.0884585" calcext:value-type="float">
            <text:p>39145672,0884585</text:p>
          </table:table-cell>
          <table:table-cell table:formula="of:=4*[.J9]^3-10*[.J9]" office:value-type="float" office:value="1979974.39797567" calcext:value-type="float">
            <text:p>1979974,39797567</text:p>
          </table:table-cell>
          <table:table-cell table:formula="of:=12*[.J9]-10" office:value-type="float" office:value="939.377511253136" calcext:value-type="float">
            <text:p>939,377511253136</text:p>
          </table:table-cell>
          <table:table-cell table:formula="of:=100*ABS(([.A$30]-[.J9])/[.A$30])" office:value-type="float" office:value="7811.4792604428" calcext:value-type="float">
            <text:p>7811,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-(([.D9]+0.001)*[.E9])/([.E9]^2-([.D9]*[.F9]))" office:value-type="float" office:value="0.292596330863276" calcext:value-type="float">
            <text:p>0,292596330863276</text:p>
          </table:table-cell>
          <table:table-cell table:formula="of:=[.B10]" office:value-type="float" office:value="0.292596330863276" calcext:value-type="float">
            <text:p>0,292596330863276</text:p>
          </table:table-cell>
          <table:table-cell table:formula="of:=[.C10]^4-5*[.C10]^2+4" office:value-type="float" office:value="3.57926645530312" calcext:value-type="float">
            <text:p>3,57926645530312</text:p>
          </table:table-cell>
          <table:table-cell table:formula="of:=4*[.C10]^3-10*[.C10]" office:value-type="float" office:value="-2.82576356306861" calcext:value-type="float">
            <text:p>-2,82576356306861</text:p>
          </table:table-cell>
          <table:table-cell table:formula="of:=12*[.C10]-10" office:value-type="float" office:value="-6.48884402964069" calcext:value-type="float">
            <text:p>-6,48884402964069</text:p>
          </table:table-cell>
          <table:table-cell table:formula="of:=100*ABS(([.A$30]-[.C10])/[.A$30])" office:value-type="float" office:value="70.7403669136724" calcext:value-type="float">
            <text:p>70,74</text:p>
          </table:table-cell>
          <table:table-cell/>
          <table:table-cell table:formula="of:=[.J9]-([.K9]/([.L9]+0.001))" office:value-type="float" office:value="59.3439955129554" calcext:value-type="float">
            <text:p>59,3439955129554</text:p>
          </table:table-cell>
          <table:table-cell table:formula="of:=[.I10]" office:value-type="float" office:value="59.3439955129554" calcext:value-type="float">
            <text:p>59,3439955129554</text:p>
          </table:table-cell>
          <table:table-cell table:formula="of:=[.J10]^4-5*[.J10]^2+4" office:value-type="float" office:value="12384835.3906399" calcext:value-type="float">
            <text:p>12384835,3906399</text:p>
          </table:table-cell>
          <table:table-cell table:formula="of:=4*[.J10]^3-10*[.J10]" office:value-type="float" office:value="835375.883138364" calcext:value-type="float">
            <text:p>835375,883138364</text:p>
          </table:table-cell>
          <table:table-cell table:formula="of:=12*[.J10]-10" office:value-type="float" office:value="702.127946155465" calcext:value-type="float">
            <text:p>702,127946155465</text:p>
          </table:table-cell>
          <table:table-cell table:formula="of:=100*ABS(([.A$30]-[.J10])/[.A$30])" office:value-type="float" office:value="5834.39955129554" calcext:value-type="float">
            <text:p>5834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-(([.D10]+0.001)*[.E10])/([.E10]^2-([.D10]*[.F10]))" office:value-type="float" office:value="0.616752313471375" calcext:value-type="float">
            <text:p>0,616752313471375</text:p>
          </table:table-cell>
          <table:table-cell table:formula="of:=[.B11]" office:value-type="float" office:value="0.616752313471375" calcext:value-type="float">
            <text:p>0,616752313471375</text:p>
          </table:table-cell>
          <table:table-cell table:formula="of:=[.C11]^4-5*[.C11]^2+4" office:value-type="float" office:value="2.24277446243744" calcext:value-type="float">
            <text:p>2,24277446243744</text:p>
          </table:table-cell>
          <table:table-cell table:formula="of:=4*[.C11]^3-10*[.C11]" office:value-type="float" office:value="-5.22911372699212" calcext:value-type="float">
            <text:p>-5,22911372699212</text:p>
          </table:table-cell>
          <table:table-cell table:formula="of:=12*[.C11]-10" office:value-type="float" office:value="-2.5989722383435" calcext:value-type="float">
            <text:p>-2,5989722383435</text:p>
          </table:table-cell>
          <table:table-cell table:formula="of:=100*ABS(([.A$30]-[.C11])/[.A$30])" office:value-type="float" office:value="38.3247686528625" calcext:value-type="float">
            <text:p>38,32</text:p>
          </table:table-cell>
          <table:table-cell/>
          <table:table-cell table:formula="of:=[.J10]-([.K10]/([.L10]+0.001))" office:value-type="float" office:value="44.5185311611635" calcext:value-type="float">
            <text:p>44,5185311611635</text:p>
          </table:table-cell>
          <table:table-cell table:formula="of:=[.I11]" office:value-type="float" office:value="44.5185311611635" calcext:value-type="float">
            <text:p>44,5185311611635</text:p>
          </table:table-cell>
          <table:table-cell table:formula="of:=[.J11]^4-5*[.J11]^2+4" office:value-type="float" office:value="3918020.59278009" calcext:value-type="float">
            <text:p>3918020,59278009</text:p>
          </table:table-cell>
          <table:table-cell table:formula="of:=4*[.J11]^3-10*[.J11]" office:value-type="float" office:value="352479.854074272" calcext:value-type="float">
            <text:p>352479,854074272</text:p>
          </table:table-cell>
          <table:table-cell table:formula="of:=12*[.J11]-10" office:value-type="float" office:value="524.222373933962" calcext:value-type="float">
            <text:p>524,222373933962</text:p>
          </table:table-cell>
          <table:table-cell table:formula="of:=100*ABS(([.A$30]-[.J11])/[.A$30])" office:value-type="float" office:value="4351.85311611635" calcext:value-type="float">
            <text:p>4351,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-(([.D11]+0.001)*[.E11])/([.E11]^2-([.D11]*[.F11]))" office:value-type="float" office:value="0.970447032617004" calcext:value-type="float">
            <text:p>0,970447032617004</text:p>
          </table:table-cell>
          <table:table-cell table:formula="of:=[.B12]" office:value-type="float" office:value="0.970447032617004" calcext:value-type="float">
            <text:p>0,970447032617004</text:p>
          </table:table-cell>
          <table:table-cell table:formula="of:=[.C12]^4-5*[.C12]^2+4" office:value-type="float" office:value="0.178088701335903" calcext:value-type="float">
            <text:p>0,178088701335903</text:p>
          </table:table-cell>
          <table:table-cell table:formula="of:=4*[.C12]^3-10*[.C12]" office:value-type="float" office:value="-6.04872864382444" calcext:value-type="float">
            <text:p>-6,04872864382444</text:p>
          </table:table-cell>
          <table:table-cell table:formula="of:=12*[.C12]-10" office:value-type="float" office:value="1.64536439140405" calcext:value-type="float">
            <text:p>1,64536439140405</text:p>
          </table:table-cell>
          <table:table-cell table:formula="of:=100*ABS(([.A$30]-[.C12])/[.A$30])" office:value-type="float" office:value="2.95529673829961" calcext:value-type="float">
            <text:p>2,96</text:p>
          </table:table-cell>
          <table:table-cell/>
          <table:table-cell table:formula="of:=[.J11]-([.K11]/([.L11]+0.001))" office:value-type="float" office:value="33.4029438832621" calcext:value-type="float">
            <text:p>33,4029438832621</text:p>
          </table:table-cell>
          <table:table-cell table:formula="of:=[.I12]" office:value-type="float" office:value="33.4029438832621" calcext:value-type="float">
            <text:p>33,4029438832621</text:p>
          </table:table-cell>
          <table:table-cell table:formula="of:=[.J12]^4-5*[.J12]^2+4" office:value-type="float" office:value="1239338.14118656" calcext:value-type="float">
            <text:p>1239338,14118656</text:p>
          </table:table-cell>
          <table:table-cell table:formula="of:=4*[.J12]^3-10*[.J12]" office:value-type="float" office:value="148744.198975725" calcext:value-type="float">
            <text:p>148744,198975725</text:p>
          </table:table-cell>
          <table:table-cell table:formula="of:=12*[.J12]-10" office:value-type="float" office:value="390.835326599146" calcext:value-type="float">
            <text:p>390,835326599146</text:p>
          </table:table-cell>
          <table:table-cell table:formula="of:=100*ABS(([.A$30]-[.J12])/[.A$30])" office:value-type="float" office:value="3240.29438832621" calcext:value-type="float">
            <text:p>3240,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-(([.D12]+0.001)*[.E12])/([.E12]^2-([.D12]*[.F12]))" office:value-type="float" office:value="1.0002937304326" calcext:value-type="float">
            <text:p>1,0002937304326</text:p>
          </table:table-cell>
          <table:table-cell table:formula="of:=[.B13]" office:value-type="float" office:value="1.0002937304326" calcext:value-type="float">
            <text:p>1,0002937304326</text:p>
          </table:table-cell>
          <table:table-cell table:formula="of:=[.C13]^4-5*[.C13]^2+4" office:value-type="float" office:value="-0.00176229621666391" calcext:value-type="float">
            <text:p>-0,00176229621666391</text:p>
          </table:table-cell>
          <table:table-cell table:formula="of:=4*[.C13]^3-10*[.C13]" office:value-type="float" office:value="-5.99941150370262" calcext:value-type="float">
            <text:p>-5,99941150370262</text:p>
          </table:table-cell>
          <table:table-cell table:formula="of:=12*[.C13]-10" office:value-type="float" office:value="2.00352476519121" calcext:value-type="float">
            <text:p>2,00352476519121</text:p>
          </table:table-cell>
          <table:table-cell table:formula="of:=100*ABS(([.A$30]-[.C13])/[.A$30])" office:value-type="float" office:value="0.0293730432601169" calcext:value-type="float">
            <text:p>0,03</text:p>
          </table:table-cell>
          <table:table-cell table:number-columns-repeated="7"/>
        </table:table-row>
        <table:table-row table:style-name="ro1" table:number-rows-repeated="6">
          <table:table-cell table:number-columns-repeated="14"/>
        </table:table-row>
        <table:table-row table:style-name="ro1" table:number-rows-repeated="9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aiz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3:26:56.625167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0:13:59.484132769</meta:creation-date>
    <dc:date>2025-09-12T23:51:25.437516287</dc:date>
    <meta:editing-duration>PT10H58M2S</meta:editing-duration>
    <meta:editing-cycles>10</meta:editing-cycles>
    <meta:generator>LibreOffice/24.2.7.2$Linux_X86_64 LibreOffice_project/420$Build-2</meta:generator>
    <meta:document-statistic meta:table-count="1" meta:cell-count="163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Sheet1.A2:Sheet1.A7 Sheet1.G1:Sheet1.G7 Sheet1.N1:Sheet1.N7" chart:data-source-has-labels="row" svg:x="0.32cm" svg:y="0.18cm" svg:width="12.428cm" svg:height="8.64cm">
          <chart:coordinate-region svg:x="2cm" svg:y="0.38cm" svg:width="10.65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7" chart:label-cell-address="Sheet1.G1:Sheet1.G1" chart:class="chart:scatter">
            <chart:domain table:cell-range-address="Sheet1.A2:Sheet1.A7"/>
            <chart:data-point chart:repeated="6"/>
          </chart:series>
          <chart:series chart:style-name="ch8" chart:values-cell-range-address="Sheet1.N2:Sheet1.N7" chart:label-cell-address="Sheet1.N1:Sheet1.N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% NR(m)</text:p>
                <draw:g>
                  <svg:desc>Sheet1.G1:Sheet1.G1</svg:desc>
                </draw:g>
              </table:table-cell>
              <table:table-cell office:value-type="string">
                <text:p>e% NR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99.9">
                <text:p>99.9</text:p>
                <draw:g>
                  <svg:desc>Sheet1.G2:Sheet1.G7</svg:desc>
                </draw:g>
              </table:table-cell>
              <table:table-cell office:value-type="float" office:value="99.9">
                <text:p>99.9</text:p>
                <draw:g>
                  <svg:desc>Sheet1.N2:Sheet1.N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9.7998551164809">
                <text:p>99.7998551164809</text:p>
              </table:table-cell>
              <table:table-cell office:value-type="float" office:value="44344.5086419705">
                <text:p>44344.5086419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.5991805590931">
                <text:p>99.5991805590931</text:p>
              </table:table-cell>
              <table:table-cell office:value-type="float" office:value="33233.5221069471">
                <text:p>33233.5221069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9.1963420815472">
                <text:p>99.1963420815472</text:p>
              </table:table-cell>
              <table:table-cell office:value-type="float" office:value="24900.3290807235">
                <text:p>24900.3290807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8.3848086962991">
                <text:p>98.3848086962991</text:p>
              </table:table-cell>
              <table:table-cell office:value-type="float" office:value="18650.4968109519">
                <text:p>18650.4968109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6.7385475718701">
                <text:p>96.7385475718701</text:p>
              </table:table-cell>
              <table:table-cell office:value-type="float" office:value="13963.2059414263">
                <text:p>13963.2059414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